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4b13d" officeooo:paragraph-rsid="0004b13d" style:font-size-asian="20pt" style:font-size-complex="20pt"/>
    </style:style>
    <style:style style:name="P2" style:family="paragraph" style:parent-style-name="Standard">
      <style:paragraph-properties fo:text-align="start" style:justify-single-word="false"/>
      <style:text-properties style:font-name="Consolas" fo:font-size="12pt" officeooo:rsid="0006f454" officeooo:paragraph-rsid="0009ca87" style:font-size-asian="10.5pt" style:font-size-complex="12pt"/>
    </style:style>
    <style:style style:name="P3" style:family="paragraph" style:parent-style-name="Standard">
      <style:paragraph-properties fo:text-align="start" style:justify-single-word="false"/>
      <style:text-properties style:font-name="Consolas" fo:font-size="12pt" officeooo:rsid="000d5696" officeooo:paragraph-rsid="000d5696" style:font-size-asian="10.5pt" style:font-size-complex="12pt"/>
    </style:style>
    <style:style style:name="P4" style:family="paragraph" style:parent-style-name="Standard">
      <style:paragraph-properties fo:text-align="start" style:justify-single-word="false"/>
      <style:text-properties style:font-name="Consolas" fo:font-size="11pt" officeooo:rsid="000d5696" officeooo:paragraph-rsid="000d5696" style:font-size-asian="11pt" style:font-size-complex="11pt"/>
    </style:style>
    <style:style style:name="P5" style:family="paragraph" style:parent-style-name="Standard">
      <style:paragraph-properties fo:text-align="start" style:justify-single-word="false"/>
      <style:text-properties style:font-name="Consolas" fo:font-size="11pt" officeooo:rsid="000e4b29" officeooo:paragraph-rsid="000da636" style:font-size-asian="11pt" style:font-size-complex="11pt"/>
    </style:style>
    <style:style style:name="P6" style:family="paragraph" style:parent-style-name="Standard">
      <style:paragraph-properties fo:text-align="start" style:justify-single-word="false"/>
      <style:text-properties officeooo:paragraph-rsid="000da636"/>
    </style:style>
    <style:style style:name="P7" style:family="paragraph" style:parent-style-name="Standard">
      <style:paragraph-properties fo:text-align="start" style:justify-single-word="false"/>
      <style:text-properties officeooo:rsid="00116f45" officeooo:paragraph-rsid="00116f45"/>
    </style:style>
    <style:style style:name="P8" style:family="paragraph" style:parent-style-name="Standard" style:list-style-name="L1">
      <style:paragraph-properties fo:text-align="start" style:justify-single-word="false"/>
      <style:text-properties style:font-name="Consolas" fo:font-size="11pt" officeooo:rsid="000d5696" officeooo:paragraph-rsid="000d5696" style:font-size-asian="11pt" style:font-size-complex="11pt"/>
    </style:style>
    <style:style style:name="P9" style:family="paragraph" style:parent-style-name="Standard">
      <style:paragraph-properties fo:text-align="start" style:justify-single-word="false"/>
      <style:text-properties style:font-name="Consolas" fo:font-size="11pt" officeooo:rsid="000e4b29" officeooo:paragraph-rsid="000e4b29" style:font-size-asian="11pt" style:font-size-complex="11pt"/>
    </style:style>
    <style:style style:name="P10" style:family="paragraph" style:parent-style-name="Standard">
      <style:paragraph-properties fo:text-align="start" style:justify-single-word="false"/>
      <style:text-properties style:font-name="Consolas" fo:font-size="11pt" officeooo:rsid="000fb883" officeooo:paragraph-rsid="000fb883" style:font-size-asian="11pt" style:font-size-complex="11pt"/>
    </style:style>
    <style:style style:name="P11" style:family="paragraph" style:parent-style-name="Standard">
      <style:paragraph-properties fo:text-align="start" style:justify-single-word="false"/>
      <style:text-properties style:font-name="Consolas" fo:font-size="11pt" officeooo:rsid="00114ca8" officeooo:paragraph-rsid="00114ca8" style:font-size-asian="11pt" style:font-size-complex="11pt"/>
    </style:style>
    <style:style style:name="P12" style:family="paragraph" style:parent-style-name="Standard">
      <style:paragraph-properties fo:text-align="start" style:justify-single-word="false"/>
      <style:text-properties style:font-name="Consolas" fo:font-size="11pt" officeooo:rsid="00116f45" officeooo:paragraph-rsid="00116f45" style:font-size-asian="11pt" style:font-size-complex="11pt"/>
    </style:style>
    <style:style style:name="P13" style:family="paragraph" style:parent-style-name="Standard">
      <style:paragraph-properties fo:text-align="start" style:justify-single-word="false"/>
      <style:text-properties style:font-name="Consolas" fo:font-size="11pt" officeooo:rsid="0012bf85" officeooo:paragraph-rsid="0012bf85" style:font-size-asian="11pt" style:font-size-complex="11pt"/>
    </style:style>
    <style:style style:name="P14" style:family="paragraph" style:parent-style-name="Standard">
      <style:paragraph-properties fo:text-align="start" style:justify-single-word="false"/>
      <style:text-properties officeooo:paragraph-rsid="0012bf85"/>
    </style:style>
    <style:style style:name="P15" style:family="paragraph" style:parent-style-name="Standard">
      <style:paragraph-properties fo:text-align="start" style:justify-single-word="false"/>
      <style:text-properties officeooo:rsid="0012bf85" officeooo:paragraph-rsid="0012bf85"/>
    </style:style>
    <style:style style:name="T1" style:family="text">
      <style:text-properties fo:font-size="11pt" style:font-size-asian="11pt" style:font-size-complex="11pt"/>
    </style:style>
    <style:style style:name="T2" style:family="text">
      <style:text-properties fo:font-size="11pt" officeooo:rsid="000899d2" style:font-size-asian="11pt" style:font-size-complex="11pt"/>
    </style:style>
    <style:style style:name="T3" style:family="text">
      <style:text-properties fo:font-size="11pt" officeooo:rsid="000bc39c" style:font-size-asian="11pt" style:font-size-complex="11pt"/>
    </style:style>
    <style:style style:name="T4" style:family="text">
      <style:text-properties style:font-name="Consolas" fo:font-size="11pt" style:font-size-asian="11pt" style:font-size-complex="11pt"/>
    </style:style>
    <style:style style:name="T5" style:family="text">
      <style:text-properties style:font-name="Consolas" fo:font-size="11pt" officeooo:rsid="000da636" style:font-size-asian="11pt" style:font-size-complex="11pt"/>
    </style:style>
    <style:style style:name="T6" style:family="text">
      <style:text-properties style:font-name="Consolas" fo:font-size="11pt" officeooo:rsid="000e4b29" style:font-size-asian="11pt" style:font-size-complex="11pt"/>
    </style:style>
    <style:style style:name="T7" style:family="text">
      <style:text-properties style:font-name="Consolas" fo:font-size="11pt" officeooo:rsid="0012bf85"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3</text:p>
      <text:p text:style-name="P1"/>
      <text:p text:style-name="P2">4.<text:span text:style-name="T1"> Mutexes – Mutual Exclusion Object – </text:span><text:span text:style-name="T2">is used to give access to a resource to only one process at a time. It allows all processes to use the same resource, but one at a time, using the lock-based technique to handle the critical section problem. Whenever a process requests for a resource, the system will create a mutex object with an unique ID. So, whenever the process wants to use that resource, it occupies a lock on the object. After locking, it uses the resource and finally releases the mutex object. After that, other processes may create the mutex object in the same manner and use it.</text:span></text:p>
      <text:p text:style-name="P2"><text:span text:style-name="T2"><text:tab/>Semaphore is an integer variable S, that is initialized with the number of resources present in the system and is used for process synchronization. It uses two functions to change the value of S i.e. wait() and </text:span><text:span text:style-name="T3">s</text:span><text:span text:style-name="T2">ignal()</text:span></text:p>
      <text:p text:style-name="P3"><text:span text:style-name="T2">D</text:span><text:span text:style-name="T1">IFFERENCES: </text:span></text:p>
      <text:list xml:id="list4258953101" text:style-name="L1">
        <text:list-item>
          <text:p text:style-name="P8">Mutex uses a locking system i.e if a process wants to use a resource, then it locks it. On the other hand, semaphore uses a signalling mechanism where wait() and signal() are used to show if a process is releasing / taking a resource.</text:p>
        </text:list-item>
        <text:list-item>
          <text:p text:style-name="P8">Mutex is an object, semaphore is an integer.</text:p>
        </text:list-item>
        <text:list-item>
          <text:p text:style-name="P8">Mutex object allows multiple process threads to access a single shared resource, but only one at a time. On the other hand, semaphore allows multiple process threads to access the finite instance of the resource until available.</text:p>
        </text:list-item>
        <text:list-item>
          <text:p text:style-name="P8">In mutex, the lock can be acquired and released by the same process at a time. But the value of the semaphore variable can be modified by any process that needs some resource but only 1 process can change the value at a time.</text:p>
        </text:list-item>
      </text:list>
      <text:p text:style-name="P4"/>
      <text:p text:style-name="P6"><text:span text:style-name="T5">5. This solution only allows one process to use </text:span><text:span text:style-name="T6">the</text:span><text:span text:style-name="T5"> critical zone at a time. </text:span><text:span text:style-name="T6">As such, only one resource will be used at a time. Furthermore, it implies that while process A is using the resource, process B is just waiting and there is no way of process B to leave the waiting state.</text:span></text:p>
      <text:p text:style-name="P5"/>
      <text:p text:style-name="P9">6. The child waits forever if the parent process sends the signal before the child process has executed the pause() command and, as such, is still not ready to receive the signal. In that case, the signal will disappear and afterwards the child will wait for the signal for all eternity ☺</text:p>
      <text:p text:style-name="P10"/>
      <text:p text:style-name="P10">8.</text:p>
      <text:p text:style-name="P10">a) If all philosophers grab their left fork, none will have a right fork available and hence they will be forever waiting, since process A is waiting for B, and B is waiting for A.</text:p>
      <text:p text:style-name="P10"/>
      <text:p text:style-name="P10">b) Following the idea from a), when the philosophers grab their left fork, they will wait for their right fork to be available, which never will and they don’t have a condition to exit that state. Which means that they will be waiting forever, that is starvation.</text:p>
      <text:p text:style-name="P10"/>
      <text:p text:style-name="P11">9.</text:p>
      <text:p text:style-name="P7"><text:span text:style-name="T4">a) In order to avoid multiple customers on the same seat, we need to have a mutex CHECK_SEATS that only allows 1 costumer to inspect how many seats are available at a time. That way, we prevent that 2 customers </text:span><text:soft-page-break/><text:span text:style-name="T4">inspect the shop at the same time and occupy the same seat. So, when 1 costumer enters the shop, he locks the critical region and inspects if he can wait or not. After that operation, he releases the lock from the mutex and the 2nd costumer does the same.</text:span></text:p>
      <text:p text:style-name="P12"/>
      <text:p text:style-name="P12">b) Use 2 semaphores, one for the customers that counts the number of costumers present in the waiting room and the second is for the barber(0 or 1) that is used to tell whether the barber is idle or working. While the customers semaphore is 0, the barber is sleeping and wakes up when it increments, making the barber semaphore equal to 1.</text:p>
      <text:p text:style-name="P12"/>
      <text:p text:style-name="P13">10.</text:p>
      <text:p text:style-name="P14"><text:span text:style-name="T7">a) In the case of writer starvation, while there are readers accessing a file, the writer will be waiting for its turn indefinitely. By the same order of thought, when a writer is using the file, the readers must wait for the writer to finish its process before they can exit their waiting state, which may imply waiting forever.</text:span></text:p>
      <text:p text:style-name="P15"><text:span text:style-name="T4"/></text:p>
      <text:p text:style-name="P15"><text:span text:style-name="T4">b) If we try to avoid starvation, many data may be lost because read and write requests will be cancelled if they are not available at the time they try to execute.</text:span></text:p>
      <text:p text:style-name="P15"><text:span text:style-name="T4"/></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09:31:29.978057817</meta:creation-date>
    <meta:generator>LibreOffice/6.4.6.2$Linux_X86_64 LibreOffice_project/40$Build-2</meta:generator>
    <dc:date>2021-03-17T19:05:55.442400878</dc:date>
    <meta:editing-duration>PT2H36M14S</meta:editing-duration>
    <meta:editing-cycles>9</meta:editing-cycles>
    <meta:document-statistic meta:table-count="0" meta:image-count="0" meta:object-count="0" meta:page-count="2" meta:paragraph-count="19" meta:word-count="718" meta:character-count="3885" meta:non-whitespace-character-count="3186"/>
  </office:meta>
</office:document-meta>
</file>